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5c5" officeooo:paragraph-rsid="000655c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AB1 de Sistemas Distribuídos e Computação Paralela</text:p>
      <text:p text:style-name="P1"/>
      <text:p text:style-name="P1">Alunos: Jorge Soares e Débora Barbosa</text:p>
      <text:p text:style-name="P1"><text:span text:style-name="T1">Link para o projeto</text:span>:<text:a xlink:type="simple" xlink:href="https://github.com/leovaldesz/projeto-sd-cp/tree/main/ab1" text:style-name="Internet_20_link" text:visited-style-name="Visited_20_Internet_20_Link"> </text:a><text:a xlink:type="simple" xlink:href="https://github.com/leovaldesz/projeto-sd-cp/tree/main/ab1" text:style-name="Internet_20_link" text:visited-style-name="Visited_20_Internet_20_Link">https://github.com/leovaldesz/projeto-sd-cp/tree/main/ab1</text:a></text:p>
      <text:p text:style-name="P1"/>
      <text:p text:style-name="P1">Agendamento de Consultas:</text:p>
      <text:p text:style-name="P1"/>
      <text:p text:style-name="P1">- São 3 horários disponíveis e as consultas marcadas são encaixadas nesses horários, se por acaso mais de 3 consultas forem marcadas as próximas esperam alguma acabar (que dura 3 segundos) e tentam entrar no horário.</text:p>
      <text:p text:style-name="P1"/>
      <text:p text:style-name="P1">- Executar primeiro o servidor, e depois o cliente, e executá-los em ambientes diferentes (dois consoles) pois eles funcionam em paralelo.</text:p>
      <text:p text:style-name="P1"/>
      <text:p text:style-name="P1">- Para cadastrar cada consulta precisa, colocar o nome do paciente, uma descrição e um id que pode ser um número inteiro qualquer mas que seja diferente para cada consul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6:59:59.210000000</meta:creation-date>
    <dc:date>2020-12-05T17:11:01.653000000</dc:date>
    <meta:editing-duration>PT52S</meta:editing-duration>
    <meta:editing-cycles>1</meta:editing-cycles>
    <meta:document-statistic meta:table-count="0" meta:image-count="0" meta:object-count="0" meta:page-count="1" meta:paragraph-count="7" meta:word-count="109" meta:character-count="724" meta:non-whitespace-character-count="622"/>
    <meta:generator>LibreOffice/7.0.3.1$Windows_X86_64 LibreOffice_project/d7547858d014d4cf69878db179d326fc3483e082</meta:generator>
  </office:meta>
</office:document-meta>
</file>